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Default-title">
      <style:graphic-properties fo:min-height="3.47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 draw:fill-color="#ffffff"/>
      <style:paragraph-properties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12.19cm" svg:x="1.4cm" svg:y="0.628cm" presentation:class="subtitle">
          <draw:text-box>
            <text:p/>
          </draw:text-box>
        </draw:frame>
        <draw:frame presentation:style-name="pr2" draw:text-style-name="P2" draw:layer="layout" svg:width="25.199cm" svg:height="3.473cm" svg:x="1.4cm" svg:y="5.928cm" presentation:class="title" presentation:user-transformed="true">
          <draw:text-box>
            <text:p>Computer Code as Poetry?<text:line-break/>A Sampling of Interactive Poetry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 text:style-name="P3">Context: </text:p>
          </draw:text-box>
        </draw:frame>
        <draw:frame presentation:style-name="pr5" draw:text-style-name="P2" draw:layer="layout" svg:width="25.199cm" svg:height="9.777cm" svg:x="1.4cm" svg:y="3.685cm" presentation:class="outline" presentation:user-transformed="true">
          <draw:text-box>
            <text:list text:style-name="L2">
              <text:list-item>
                <text:p>Interactive poetry via executable code</text:p>
                <text:list>
                  <text:list-item>
                    <text:p>The code and the execution thereof constructs the poem</text:p>
                  </text:list-item>
                </text:list>
              </text:list-item>
              <text:list-item>
                <text:p>Perl and PerlMonks</text:p>
                <text:list>
                  <text:list-item>
                    <text:p>Programming Language for parsing text and performing logical operations on text</text:p>
                  </text:list-item>
                  <text:list-item>
                    <text:p>A help site for the Perl programming language</text:p>
                    <text:list>
                      <text:list-item>
                        <text:p>Includes a poetry section</text:p>
                      </text:list-item>
                    </text:list>
                  </text:list-item>
                </text:list>
              </text:list-item>
              <text:list-item>
                <text:p><text:span text:style-name="T1">Poem author (u</text:span>sername): “ghernandez” </text:p>
                <text:list>
                  <text:list-item>
                    <text:p>Wrote one additional poem on the same website</text:p>
                  </text:list-item>
                  <text:list-item>
                    <text:p>Poem posted on 9/11/2014, last post in 201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5" draw:text-style-name="P2" draw:layer="layout" svg:width="12.297cm" svg:height="12.311cm" svg:x="1.524cm" svg:y="1.524cm" presentation:class="outline" presentation:user-transformed="true">
          <draw:text-box>
            <text:p>print "Life and death are balanced on the edge of a razor.\n";</text:p>
            <text:p/>
            <text:p>sub razorsEdge {</text:p>
            <text:p>$life=shift;</text:p>
            <text:p>$death=shift;</text:p>
            <text:p/>
            <text:p><text:s text:c="2"/>if ($death == $life) {</text:p>
            <text:p><text:s text:c="4"/>$life = int(rand($death+1)*2);</text:p>
            <text:p><text:s text:c="4"/>$death = int(rand($life+1)*2);</text:p>
            <text:p><text:s text:c="2"/>}</text:p>
            <text:p/>
            <text:p><text:s text:c="2"/>$life++ if ($life &lt; $death);</text:p>
            <text:p><text:s text:c="2"/>$death-- if ($death &gt; $life);</text:p>
            <text:p/>
            <text:p><text:s text:c="2"/>$life-- if ($life &gt; $death);</text:p>
            <text:p><text:s text:c="2"/>$death++ if ($death &lt; $life);</text:p>
            <text:p/>
            <text:p><text:s text:c="2"/>razorsEdge($life, $death);</text:p>
            <text:p>}</text:p>
            <text:p/>
            <text:p>razorsEdge($life, $death);</text:p>
            <text:p/>
          </draw:text-box>
        </draw:frame>
        <draw:frame presentation:style-name="pr5" draw:text-style-name="P2" draw:layer="layout" svg:width="12.297cm" svg:height="12.7cm" svg:x="14.294cm" svg:y="1.524cm" presentation:class="outline" presentation:user-transformed="true">
          <draw:text-box>
            <text:list text:style-name="L2">
              <text:list-header>
                <text:p><text:span text:style-name="T1">Strict logical progression: </text:span></text:p>
              </text:list-header>
              <text:list-item>
                <text:p><text:span text:style-name="T1">“</text:span><text:span text:style-name="T1">Life and death </text:span>are balanced on the edge of a razor.”</text:p>
              </text:list-item>
              <text:list-item>
                <text:p>If No. of deaths equals number of lives, randomize their values</text:p>
              </text:list-item>
              <text:list-item>
                <text:p>If there are less deaths than lives, add a life and remove a death</text:p>
              </text:list-item>
              <text:list-item>
                <text:p>If the opposite of the above, remove a life and add a death</text:p>
              </text:list-item>
              <text:list-item>
                <text:p>Rebalance ad infinitum</text:p>
                <text:list>
                  <text:list-item>
                    <text:p>Running this program on an actual PC causes the program to consume all RAM and eventually get terminated by the operating system</text:p>
                  </text:list-item>
                  <text:list-item>
                    <text:p>The program can be stopped early by “killing”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Themes of the Poem:</text:p>
          </draw:text-box>
        </draw:frame>
        <draw:frame presentation:style-name="pr5" draw:text-style-name="P2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Perfection and disruption of the balance</text:p>
                <text:list>
                  <text:list-item>
                    <text:p>Coexistence is fragile</text:p>
                  </text:list-item>
                  <text:list-item>
                    <text:p>Is the balance useful? </text:p>
                  </text:list-item>
                </text:list>
              </text:list-item>
              <text:list-item>
                <text:p>Population/Resource Dynamics</text:p>
                <text:list>
                  <text:list-item>
                    <text:p>How many is too many? </text:p>
                  </text:list-item>
                </text:list>
              </text:list-item>
              <text:list-item>
                <text:p>Deterministic judgment</text:p>
                <text:list>
                  <text:list-item>
                    <text:p>Should a simple conditional statement decide life and death, pass or fail, etc.?</text:p>
                  </text:list-item>
                </text:list>
              </text:list-item>
              <text:list-item>
                <text:p>Quantification</text:p>
                <text:list>
                  <text:list-item>
                    <text:p>Value of life? Death?</text:p>
                  </text:list-item>
                </text:list>
              </text:list-item>
              <text:list-item>
                <text:p>Fatalism</text:p>
                <text:list>
                  <text:list-item>
                    <text:p>Should “we” even try to survive if the result is the same?</text:p>
                  </text:list-item>
                  <text:list-item>
                    <text:p>Should “you” end it all knowing the abov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Creative Destruction (if time permits)</text:p>
            </draw:text-box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Literary Elements and Devices: 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Rigid Syntax</text:p>
                <text:list>
                  <text:list-item>
                    <text:p>Primarily for interactivity</text:p>
                  </text:list-item>
                </text:list>
              </text:list-item>
              <text:list-item>
                <text:p>Logical language</text:p>
                <text:list>
                  <text:list-item>
                    <text:p>Every line performs an equally important action by design</text:p>
                  </text:list-item>
                </text:list>
              </text:list-item>
              <text:list-item>
                <text:p>Presentation</text:p>
                <text:list>
                  <text:list-item>
                    <text:p>Reading vs. operation</text:p>
                  </text:list-item>
                </text:list>
              </text:list-item>
              <text:list-item>
                <text:p>Allusion and irony of philosophical “razors”</text:p>
              </text:list-item>
              <text:list-item>
                <text:p>Possible allusion to Creative Destructio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Themes of the Genre: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adability vs. obfuscation</text:p>
              </text:list-item>
              <text:list-item>
                <text:p>Human vs. machine</text:p>
                <text:list>
                  <text:list-item>
                    <text:p>Interpretation vs. parsing</text:p>
                  </text:list-item>
                  <text:list-item>
                    <text:p>Difference in meaning</text:p>
                  </text:list-item>
                </text:list>
              </text:list-item>
              <text:list-item>
                <text:p>“A hammer as art”</text:p>
                <text:list>
                  <text:list-item>
                    <text:p>A predominantly productive tool used towards an aesthetic purp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Reasons for Inclusion: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poem challenges the definition of poetry</text:p>
              </text:list-item>
              <text:list-item>
                <text:p>Reduce the barrier between STEM students and language subjects </text:p>
              </text:list-item>
              <text:list-item>
                <text:p>Compact</text:p>
              </text:list-item>
              <text:list-item>
                <text:p>Recruitmen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4" draw:text-style-name="P2" draw:layer="layout" svg:width="25.199cm" svg:height="2.629cm" svg:x="1.471cm" svg:y="6.261cm" presentation:class="title" presentation:user-transformed="true">
          <draw:text-box>
            <text:p>Questions? </text:p>
          </draw:text-box>
        </draw:frame>
        <draw:frame draw:style-name="gr2" draw:text-style-name="P5" draw:layer="layout" svg:width="6.858cm" svg:height="0.962cm" svg:x="4.064cm" svg:y="11.43cm">
          <draw:text-box>
            <text:p>(Links on next slide)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Links</text:p>
          </draw:text-box>
        </draw:frame>
        <draw:frame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">Poem itself</text:p>
                <text:list>
                  <text:list-item>
                    <text:p text:style-name="P2">https://perlmonks.org/?node_id=1100243</text:p>
                  </text:list-item>
                </text:list>
              </text:list-item>
              <text:list-item>
                <text:p text:style-name="P2">PerlMonks Poetry section</text:p>
                <text:list>
                  <text:list-item>
                    <text:p text:style-name="P2">https://perlmonks.org/?node=Perl%20Poe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ucid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8T18:18:37.800748495</meta:creation-date>
    <meta:editing-duration>PT5H54M48S</meta:editing-duration>
    <meta:editing-cycles>57</meta:editing-cycles>
    <meta:generator>LibreOffice/6.3.5.2$Linux_X86_64 LibreOffice_project/30$Build-2</meta:generator>
    <dc:date>2020-03-09T21:32:46.662260097</dc:date>
    <meta:document-statistic meta:object-count="57"/>
  </office:meta>
</office:document-meta>
</file>